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end" style:justify-single-word="false"/>
      <style:text-properties fo:font-size="10pt" style:font-size-asian="10pt" style:font-size-complex="10pt"/>
    </style:style>
    <style:style style:name="P7"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gabetermin: 20.08.2019</text:p>
      <text:p text:style-name="P6">Konrad Kröber</text:p>
      <text:p text:style-name="P6">Richard Zimmermann</text:p>
      <text:p text:style-name="P4">Praktikumsbericht</text:p>
      <text:p text:style-name="P3">1.Beschreibung:</text:p>
      <text:p text:style-name="Standard">Das Programm hat drei Modi welche man im Hauptmenü wählen kann: Points-of-interest abfahren, Hindernisse umfahren und Spracherkennung. In BlueJ starten Sie das Programm mit der „main“-Funktion der „Spielfeld“ Klasse.</text:p>
      <text:p text:style-name="Standard"/>
      <text:p text:style-name="Standard"><text:span text:style-name="T2">Hinweis: </text:span><text:span text:style-name="T1">Während jeglicher Eingabeabfragen können Sie „stop“ eingeben um die Eingabe abzubrechen und zurück zum Hauptmenü zu kommen. Im POI-abfahren Modus werden in diesem Fall alle bisher eingegebenen Punkt abgefahren bzw. 10 zufällige Punkte erstellt, wenn noch keine Punkte eingegeben wurden. Im Hauptmenü können Sie mit „4“ das Programm beenden.</text:span></text:p>
      <text:p text:style-name="Standard"/>
      <text:p text:style-name="P1">Points-of-interest abfahren:</text:p>
      <text:p text:style-name="P1"><text:tab/><text:span text:style-name="T1">In diesem Modus fährt ein Roboter eine beliebige Menge an Punkten auf einer 1000 mal <text:tab/>1000 Pixel großen Fläche ab.</text:span></text:p>
      <text:p text:style-name="P1"><text:tab/><text:span text:style-name="T1">Startet man diesen Modus erfragt der Computer zuerst die Anzahl an Punkten die <text:tab/>abgefahren werden sollen. Danach wird für jeden Punkt nach den Koordinaten gefragt. <text:tab/>Diese geben Sie im Format „x-Koordinate, y-Koordinate“ ein (z.B. 1,1). Der Nullpunkt liegt <text:tab/>dabei links oben im Fenster. Sobald alle Punkte eingegeben wurden öffnet der Computer ein <text:tab/>Fenster auf dem alle angegebenen Punkte als rote Punkte eingetragen sind und ein Roboter <text:tab/>(gelber<text:tab/>Kreis) fährt von Punkt zu Punkt bis alle Punkte erreicht wurden. Der Roboter wählt <text:tab/>dabei stets den nächstgelegenen Punkt aus und fährt somit nicht unbedingt den kürzesten <text:tab/>Weg. Die Reihenfolge in der die Punkte angegeben wurden spielt keine Rolle.</text:span></text:p>
      <text:p text:style-name="P1"><text:span text:style-name="T1"/></text:p>
      <text:p text:style-name="P1">Hindernisse umfahren:</text:p>
      <text:p text:style-name="P2"><text:tab/>In diesem Modus fährt ein Roboter von links oben nach rechts unten und weicht dabei <text:tab/>rechteckigen Hindernissen aus.</text:p>
      <text:p text:style-name="P2"><text:tab/>Startet man diesen Modus wird als einzige Eingabe die Anzahl Hindernisse erfragt. Größe, <text:tab/>Farbe und Lage der Hindernisse werden zufällig festgelegt. Wenn alle Hindernisse erzeugt <text:tab/>sind, fährt ein Roboter von links oben schräg nach rechts unten. Trifft er dabei auf ein <text:tab/>Hindernis fährt er, je nach Situation, senkrecht nach unten oder horizontal nach rechts bis er <text:tab/>an diesem vorbei ist. Der Roboter kann nicht nach oben oder links fahren. Sollte es aufgrund <text:tab/>von Hindernissen oder dem Rand der befahrbaren Zone nicht möglich nach unten oder <text:tab/>rechts zu fahren stoppt der Roboter und das Programm kehrt ins Hauptmenü zurück.</text:p>
      <text:p text:style-name="P2"/>
      <text:p text:style-name="P1">Spracherkennung:</text:p>
      <text:p text:style-name="P1"><text:tab/><text:span text:style-name="T1">In diesem Modus erkennt der Roboter Wörter aus einem Satz und gibt Antworten abhängig <text:tab/>davon welche Wörter eingegeben wurden. Zu Verfügung stehen „Alter“, „Geschlecht“, <text:tab/>„Hersteller“ und „Name“. Groß- und Kleinschreibung spielt dabei keine Rolle. Allerdings <text:tab/>dürfen die Wörter nur durch Leerzeichen getrennt sein. (z.B. „ Wie ist dein Name “ statt <text:tab/>„ Wie ist dein Name? “) Sie können diesen Modus durch die Eingabe „stop“ beenden.</text:span></text:p>
      <text:p text:style-name="P1"><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8T13:44:39.19</meta:creation-date>
    <dc:date>2019-08-18T14:52:49.86</dc:date>
    <meta:editing-duration>PT21M28S</meta:editing-duration>
    <meta:editing-cycles>4</meta:editing-cycles>
    <meta:generator>OpenOffice/4.1.6$Win32 OpenOffice.org_project/416m1$Build-9790</meta:generator>
    <meta:document-statistic meta:table-count="0" meta:image-count="0" meta:object-count="0" meta:page-count="2" meta:paragraph-count="15" meta:word-count="400" meta:character-count="2698"/>
  </office:meta>
</office:document-meta>
</file>